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24ef" officeooo:paragraph-rsid="001324ef"/>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rsid="00173225" officeooo:paragraph-rsid="00173225" style:font-size-asian="12pt" style:font-size-complex="12pt"/>
    </style:style>
    <style:style style:name="P4" style:family="paragraph" style:parent-style-name="Standard">
      <style:text-properties style:font-name="Liberation Serif" fo:font-size="12pt" officeooo:rsid="00173225" officeooo:paragraph-rsid="001a2e73" style:font-size-asian="12pt" style:font-size-complex="12pt"/>
    </style:style>
    <style:style style:name="P5" style:family="paragraph" style:parent-style-name="Standard">
      <style:text-properties style:font-name="Liberation Serif" fo:font-size="12pt" officeooo:rsid="001dfa0c" officeooo:paragraph-rsid="001f3f0f" style:font-size-asian="12pt" style:font-size-complex="12pt"/>
    </style:style>
    <style:style style:name="P6" style:family="paragraph" style:parent-style-name="Standard">
      <style:text-properties style:font-name="Liberation Serif" fo:font-size="12pt" officeooo:rsid="00217ec5" officeooo:paragraph-rsid="00217ec5"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officeooo:rsid="00133784" officeooo:paragraph-rsid="00133784" style:font-size-asian="12pt" style:font-size-complex="12pt"/>
    </style:style>
    <style:style style:name="P9" style:family="paragraph" style:parent-style-name="Standard">
      <style:text-properties fo:font-size="12pt" officeooo:rsid="00133784" officeooo:paragraph-rsid="0014cebc" style:font-size-asian="12pt" style:font-size-complex="12pt"/>
    </style:style>
    <style:style style:name="P10" style:family="paragraph" style:parent-style-name="Standard">
      <style:text-properties fo:font-size="12pt" officeooo:rsid="00164e77" style:font-size-asian="12pt" style:font-size-complex="12pt"/>
    </style:style>
    <style:style style:name="P11" style:family="paragraph" style:parent-style-name="Standard">
      <style:text-properties fo:font-size="12pt" officeooo:rsid="00164e77" officeooo:paragraph-rsid="00164e77" style:font-size-asian="12pt" style:font-size-complex="12pt"/>
    </style:style>
    <style:style style:name="P12" style:family="paragraph" style:parent-style-name="Standard">
      <style:text-properties fo:font-size="12pt" officeooo:rsid="001dfa0c" officeooo:paragraph-rsid="001dfa0c" style:font-size-asian="12pt" style:font-size-complex="12pt"/>
    </style:style>
    <style:style style:name="P13" style:family="paragraph" style:parent-style-name="Standard">
      <style:text-properties fo:font-size="12pt" officeooo:rsid="002212a8" officeooo:paragraph-rsid="002212a8" style:font-size-asian="12pt" style:font-size-complex="12pt"/>
    </style:style>
    <style:style style:name="P14" style:family="paragraph" style:parent-style-name="Standard">
      <style:text-properties fo:font-size="12pt" officeooo:rsid="002212a8" officeooo:paragraph-rsid="002615d0" style:font-size-asian="12pt" style:font-size-complex="12pt"/>
    </style:style>
    <style:style style:name="P15" style:family="paragraph" style:parent-style-name="Standard">
      <style:text-properties fo:font-size="12pt" officeooo:rsid="0023c4c3" officeooo:paragraph-rsid="0023c4c3" style:font-size-asian="12pt" style:font-size-complex="12pt"/>
    </style:style>
    <style:style style:name="P16" style:family="paragraph" style:parent-style-name="Standard">
      <style:text-properties fo:font-size="12pt" officeooo:rsid="002615d0" officeooo:paragraph-rsid="002615d0" style:font-size-asian="12pt" style:font-size-complex="12pt"/>
    </style:style>
    <style:style style:name="P17" style:family="paragraph" style:parent-style-name="Standard">
      <style:text-properties fo:font-size="12pt" officeooo:rsid="002615d0" officeooo:paragraph-rsid="002882d4" style:font-size-asian="12pt" style:font-size-complex="12pt"/>
    </style:style>
    <style:style style:name="P18" style:family="paragraph" style:parent-style-name="Standard">
      <style:text-properties fo:color="#cc7832" fo:font-size="12pt" style:font-size-asian="12pt" style:font-size-complex="12pt"/>
    </style:style>
    <style:style style:name="P19" style:family="paragraph" style:parent-style-name="Standard">
      <style:text-properties style:font-name="Liberation Serif" fo:font-size="12pt" officeooo:rsid="0018ca94" officeooo:paragraph-rsid="001a2e73" style:font-size-asian="12pt" style:font-size-complex="12pt"/>
    </style:style>
    <style:style style:name="P20" style:family="paragraph" style:parent-style-name="Standard">
      <style:text-properties style:font-name="Liberation Serif" fo:font-size="12pt" officeooo:rsid="001e969b" officeooo:paragraph-rsid="001f3f0f" style:font-size-asian="12pt" style:font-size-complex="12pt"/>
    </style:style>
    <style:style style:name="P21" style:family="paragraph" style:parent-style-name="Standard">
      <style:text-properties style:font-name="Liberation Serif" fo:font-size="12pt" officeooo:rsid="00217ec5" officeooo:paragraph-rsid="00217ec5" style:font-size-asian="12pt" style:font-size-complex="12pt"/>
    </style:style>
    <style:style style:name="P22" style:family="paragraph" style:parent-style-name="Standard">
      <style:text-properties fo:font-size="12pt" officeooo:rsid="00222384" officeooo:paragraph-rsid="002615d0" style:font-size-asian="12pt" style:font-size-complex="12pt"/>
    </style:style>
    <style:style style:name="P23" style:family="paragraph" style:parent-style-name="Standard">
      <style:text-properties fo:font-size="12pt" officeooo:rsid="00222384" officeooo:paragraph-rsid="002d5592" style:font-size-asian="12pt" style:font-size-complex="12pt"/>
    </style:style>
    <style:style style:name="P24" style:family="paragraph" style:parent-style-name="Standard">
      <style:text-properties fo:font-size="12pt" officeooo:rsid="002882d4" officeooo:paragraph-rsid="002882d4" style:font-size-asian="12pt" style:font-size-complex="12pt"/>
    </style:style>
    <style:style style:name="P25" style:family="paragraph" style:parent-style-name="Standard">
      <style:text-properties fo:font-size="12pt" officeooo:rsid="002882d4" officeooo:paragraph-rsid="002ada78" style:font-size-asian="12pt" style:font-size-complex="12pt"/>
    </style:style>
    <style:style style:name="P26" style:family="paragraph" style:parent-style-name="Standard">
      <style:text-properties fo:font-size="12pt" officeooo:rsid="0023c4c3" officeooo:paragraph-rsid="0023c4c3" style:font-size-asian="12pt" style:font-size-complex="12pt"/>
    </style:style>
    <style:style style:name="T1" style:family="text">
      <style:text-properties fo:color="#cc7832"/>
    </style:style>
    <style:style style:name="T2" style:family="text">
      <style:text-properties fo:color="#ffc66d"/>
    </style:style>
    <style:style style:name="T3" style:family="text">
      <style:text-properties fo:color="#6897bb"/>
    </style:style>
    <style:style style:name="T4" style:family="text">
      <style:text-properties fo:color="#8888c6"/>
    </style:style>
    <style:style style:name="T5" style:family="text">
      <style:text-properties officeooo:rsid="0014cebc"/>
    </style:style>
    <style:style style:name="T6" style:family="text">
      <style:text-properties officeooo:rsid="00164e77"/>
    </style:style>
    <style:style style:name="T7" style:family="text">
      <style:text-properties officeooo:rsid="0018ca94"/>
    </style:style>
    <style:style style:name="T8" style:family="text">
      <style:text-properties officeooo:rsid="001e969b"/>
    </style:style>
    <style:style style:name="T9" style:family="text">
      <style:text-properties officeooo:rsid="00222384"/>
    </style:style>
    <style:style style:name="T10" style:family="text">
      <style:text-properties officeooo:rsid="00237bda"/>
    </style:style>
    <style:style style:name="T11" style:family="text">
      <style:text-properties officeooo:rsid="00252c4d"/>
    </style:style>
    <style:style style:name="T12" style:family="text">
      <style:text-properties officeooo:rsid="00273991"/>
    </style:style>
    <style:style style:name="T13" style:family="text">
      <style:text-properties officeooo:rsid="002882d4"/>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1 ) </text:p>
      <text:p text:style-name="P1">Code :</text:p>
      <text:p text:style-name="P18"/>
      <text:p text:style-name="P7"><text:span text:style-name="T1">def </text:span><text:span text:style-name="T2">optimalPath </text:span>(hotelList) : </text:p>
      <text:p text:style-name="P7"><text:s text:c="4"/><text:span text:style-name="T1">for </text:span>i <text:span text:style-name="T1">in </text:span><text:span text:style-name="T4">range</text:span>(<text:span text:style-name="T3">1</text:span><text:span text:style-name="T1">,</text:span><text:span text:style-name="T4">len</text:span>(hotelList)) :</text:p>
      <text:p text:style-name="P7"><text:s text:c="8"/>min = optPenalty[<text:span text:style-name="T3">0</text:span>]+(<text:span text:style-name="T3">200</text:span>-(hotelList[i]-hotelList[<text:span text:style-name="T3">0</text:span>]))**<text:span text:style-name="T3">2</text:span></text:p>
      <text:p text:style-name="P7"><text:span text:style-name="T3"><text:s text:c="8"/></text:span>index =<text:span text:style-name="T3">0</text:span></text:p>
      <text:p text:style-name="P7"><text:span text:style-name="T3"><text:s text:c="8"/></text:span><text:span text:style-name="T1">for </text:span>j <text:span text:style-name="T1">in </text:span><text:span text:style-name="T4">range</text:span>(<text:span text:style-name="T3">1</text:span><text:span text:style-name="T1">,</text:span>i) : <text:s/></text:p>
      <text:p text:style-name="P7"><text:s text:c="12"/>value = <text:s/>optPenalty[j]+(<text:span text:style-name="T3">200</text:span>-(hotelList[i]-hotelList[j]))**<text:span text:style-name="T3">2</text:span></text:p>
      <text:p text:style-name="P7"><text:span text:style-name="T3"><text:s text:c="12"/></text:span><text:span text:style-name="T1">if </text:span>value &lt; min :</text:p>
      <text:p text:style-name="P7"><text:s text:c="16"/>min = value</text:p>
      <text:p text:style-name="P7"><text:s text:c="16"/>index =j</text:p>
      <text:p text:style-name="P7"><text:s text:c="8"/>optPenalty.append(min)</text:p>
      <text:p text:style-name="P7"><text:s text:c="8"/>optPath[i] =optPath[index].copy()</text:p>
      <text:p text:style-name="P7"><text:s text:c="8"/>optPath[i].append(i)</text:p>
      <text:p text:style-name="P7"/>
      <text:p text:style-name="P8">optimalPath function takes a list that contains hotel distances from start point to the hotels and returns the optimum path and its total penalty for the last hotel. <text:s/>For n. hotel, the optimum p<text:span text:style-name="T6">enalty</text:span> is found by looking at from 0 to (n-1). hotel’s optimum p<text:span text:style-name="T6">enalty</text:span> and plus n. hotel distance penalty. <text:s text:c="2"/></text:p>
      <text:p text:style-name="P8"/>
      <text:p text:style-name="P8"><draw:frame draw:style-name="fr1" draw:name="Object3" text:anchor-type="as-char" svg:y="-0.2008in" svg:width="6.9937in" svg:height="0.3811in" draw:z-index="1"><draw:object xlink:href="./Object 3" xlink:type="simple" xlink:show="embed" xlink:actuate="onLoad"/><draw:image xlink:href="./ObjectReplacements/Object 3" xlink:type="simple" xlink:show="embed" xlink:actuate="onLoad"/><svg:desc>formula</svg:desc></draw:frame></text:p>
      <text:p text:style-name="P8"/>
      <text:p text:style-name="P9">We look from 0 to (n-1). hotel minimum penalty and add n. hotel penalty to it. <text:span text:style-name="T6">Path for minimum penalty is the optimum path for n. hotel.</text:span></text:p>
      <text:p text:style-name="P9"/>
      <text:p text:style-name="P9"><text:span text:style-name="T5">So for i. hotel</text:span> <text:span text:style-name="T5">we have to look (i-1) hotel </text:span></text:p>
      <text:p text:style-name="P9"/>
      <text:p text:style-name="P9"><text:s/><draw:frame draw:style-name="fr1" draw:name="Object1" text:anchor-type="as-char" svg:y="-0.3272in" svg:width="3.5756in" svg:height="0.5228in" draw:z-index="0"><draw:object xlink:href="./Object 1" xlink:type="simple" xlink:show="embed" xlink:actuate="onLoad"/><draw:image xlink:href="./ObjectReplacements/Object 1" xlink:type="simple" xlink:show="embed" xlink:actuate="onLoad"/></draw:frame></text:p>
      <text:p text:style-name="P9"/>
      <text:p text:style-name="P11"/>
      <text:p text:style-name="P11">Part 2)</text:p>
      <text:p text:style-name="P11">Code :</text:p>
      <text:p text:style-name="P2"><text:span text:style-name="T1">def </text:span><text:span text:style-name="T2">splitValidWords </text:span>(dict<text:span text:style-name="T1">,</text:span>text) :</text:p>
      <text:p text:style-name="P2"><text:s text:c="4"/>splitPoint =[<text:span text:style-name="T1">False</text:span>]*(<text:span text:style-name="T4">len</text:span>(text)+<text:span text:style-name="T3">1</text:span>)</text:p>
      <text:p text:style-name="P2"><text:s text:c="4"/>words =[]</text:p>
      <text:p text:style-name="P2"><text:s text:c="4"/>splitPoint[<text:span text:style-name="T3">0</text:span>] =<text:span text:style-name="T1">True</text:span></text:p>
      <text:p text:style-name="P2"><text:span text:style-name="T1"><text:s text:c="4"/>for </text:span>i <text:span text:style-name="T1">in </text:span><text:span text:style-name="T4">range</text:span>(<text:span text:style-name="T3">0</text:span><text:span text:style-name="T1">,</text:span><text:span text:style-name="T4">len</text:span>(text)+<text:span text:style-name="T3">1</text:span>):</text:p>
      <text:p text:style-name="P2"><text:s text:c="8"/><text:span text:style-name="T1">for </text:span>j <text:span text:style-name="T1">in </text:span><text:span text:style-name="T4">range</text:span>(<text:span text:style-name="T3">0</text:span><text:span text:style-name="T1">,</text:span>i) :</text:p>
      <text:p text:style-name="P2"><text:s text:c="12"/><text:span text:style-name="T1">if </text:span>splitPoint[j] <text:span text:style-name="T1">and </text:span>check(dict<text:span text:style-name="T1">,</text:span>text[j:i]) :</text:p>
      <text:p text:style-name="P2"><text:s text:c="16"/>splitPoint[i] =<text:span text:style-name="T1">True</text:span></text:p>
      <text:p text:style-name="P2"><text:span text:style-name="T1"><text:s text:c="16"/></text:span>words.append(text[j:i])</text:p>
      <text:p text:style-name="P3"/>
      <text:p text:style-name="P4">splitValidWords function takes a dictionary and a corrupted text and split valid words inside the corrupted text and returns the valid words. To split valid words from corrupted text at index i, we need to find a valid split point <text:span text:style-name="T7">at index j, j &lt; i , so </text:span>that <text:span text:style-name="T7">splitPoint</text:span>[j] <text:span text:style-name="T7">is true </text:span>and text[j+1:i] is valid. <text:span text:style-name="T7">For this, splitPoint[0] is assigned true. When a valid words is encountered, <text:s/>splitPoint at that index is assigned true. For index i, look from 0 to </text:span></text:p>
      <text:p text:style-name="P19">(i-1) to find the valid word. But first checks that If there is a valid split point at that index. So time complexity for this algorithm is :</text:p>
      <text:p text:style-name="P4"/>
      <text:p text:style-name="P10"><draw:frame draw:style-name="fr1" draw:name="Object2" text:anchor-type="as-char" svg:y="-0.3272in" svg:width="3.5756in" svg:height="0.5228in" draw:z-index="2"><draw:object xlink:href="./Object 2" xlink:type="simple" xlink:show="embed" xlink:actuate="onLoad"/><draw:image xlink:href="./ObjectReplacements/Object 2" xlink:type="simple" xlink:show="embed" xlink:actuate="onLoad"/><svg:desc>formula</svg:desc></draw:frame></text:p>
      <text:p text:style-name="P9"/>
      <text:p text:style-name="P9"/>
      <text:p text:style-name="P12"><text:soft-page-break/>Part 3)</text:p>
      <text:p text:style-name="P12">Code :</text:p>
      <text:p text:style-name="P2"/>
      <text:p text:style-name="P2"><text:span text:style-name="T1">def </text:span><text:span text:style-name="T2">merge</text:span>(arr1<text:span text:style-name="T1">, </text:span>arr2) :</text:p>
      <text:p text:style-name="P2"><text:s text:c="4"/>output =[]</text:p>
      <text:p text:style-name="P2"><text:s text:c="4"/><text:span text:style-name="T1">if </text:span><text:span text:style-name="T4">len</text:span>(arr1) ==<text:span text:style-name="T3">0 </text:span>:</text:p>
      <text:p text:style-name="P2"><text:s text:c="8"/>output.extend(arr2)</text:p>
      <text:p text:style-name="P2"><text:s text:c="8"/><text:span text:style-name="T1">return </text:span>output</text:p>
      <text:p text:style-name="P2"><text:s text:c="4"/><text:span text:style-name="T1">if </text:span><text:span text:style-name="T4">len</text:span>(arr2) ==<text:span text:style-name="T3">0 </text:span>:</text:p>
      <text:p text:style-name="P2"><text:s text:c="8"/>output.extend(arr1)</text:p>
      <text:p text:style-name="P2"><text:s text:c="8"/><text:span text:style-name="T1">return </text:span>output</text:p>
      <text:p text:style-name="P2"><text:s text:c="4"/><text:span text:style-name="T1">if </text:span>arr1[<text:span text:style-name="T3">0</text:span>] &lt;arr2[<text:span text:style-name="T3">0</text:span>] :</text:p>
      <text:p text:style-name="P2"><text:s text:c="8"/>output.append(arr1[<text:span text:style-name="T3">0</text:span>])</text:p>
      <text:p text:style-name="P2"><text:s text:c="8"/>arr1.pop(<text:span text:style-name="T3">0</text:span>)</text:p>
      <text:p text:style-name="P2"><text:s text:c="4"/><text:span text:style-name="T1">else</text:span>:</text:p>
      <text:p text:style-name="P2"><text:s text:c="8"/>output.append(arr2[<text:span text:style-name="T3">0</text:span>])</text:p>
      <text:p text:style-name="P2"><text:s text:c="8"/>arr2.pop(<text:span text:style-name="T3">0</text:span>)</text:p>
      <text:p text:style-name="P2"><text:s text:c="4"/>output.extend(merge(arr1<text:span text:style-name="T1">,</text:span>arr2))</text:p>
      <text:p text:style-name="P2"><text:s text:c="4"/><text:span text:style-name="T1">return </text:span>output</text:p>
      <text:p text:style-name="P2"/>
      <text:p text:style-name="P2"><text:span text:style-name="T1">def </text:span><text:span text:style-name="T2">combineArrays</text:span>(list) :</text:p>
      <text:p text:style-name="P2"><text:s text:c="4"/><text:span text:style-name="T1">if </text:span><text:span text:style-name="T4">len</text:span>(list) == <text:span text:style-name="T3">1 </text:span>:</text:p>
      <text:p text:style-name="P2"><text:s text:c="8"/><text:span text:style-name="T1">return </text:span>list.pop()</text:p>
      <text:p text:style-name="P2"><text:s text:c="4"/>result =merge(list.pop()<text:span text:style-name="T1">,</text:span>list.pop())</text:p>
      <text:p text:style-name="P2"><text:s text:c="4"/>list.append(result)</text:p>
      <text:p text:style-name="P2"><text:s text:c="4"/><text:span text:style-name="T1">return </text:span>combineArrays(list)</text:p>
      <text:p text:style-name="P2"/>
      <text:p text:style-name="P5"><text:s/>combineArrays function take<text:span text:style-name="T8">s</text:span> a list of arrays and combine them into a single sorted array. Both combineArrays and merge function use the divide and conquer technique. CombineArrays functions takes 2 array<text:span text:style-name="T8">s</text:span> from the list and send them to merge function. Merge function takes 2 arrays and merge them <text:span text:style-name="T8">in a sorted way. After merging 2 arrays combineArrays function takes the result into the list and call itself with that list. CombineArrays function repeats this until 1 array left in the list and return that array. </text:span></text:p>
      <text:p text:style-name="P20"><text:s/>merge function sorts 2 arrays by comparing the first items of both arrays and puts the smaller one into the output list and remove that item from the array and then call itself with that new arrays. Merge function repeats this until one of the arrays becomes empty and then appends other list into the output list and returns output list.</text:p>
      <text:p text:style-name="P5"/>
      <text:p text:style-name="P6">Time complexity for merge function :</text:p>
      <text:p text:style-name="P6">T(n,n) = T(n-1,n-1) +1 <text:s text:c="26"/>T(1,1) =1</text:p>
      <text:p text:style-name="P6"><text:s text:c="11"/>=T(n-2,n-2) +1 +1</text:p>
      <text:p text:style-name="P6"><text:s text:c="11"/>=T(n-3,n-3)+1+1+1</text:p>
      <text:p text:style-name="P6"><text:s text:c="11"/>.</text:p>
      <text:p text:style-name="P6"><text:s text:c="11"/>. </text:p>
      <text:p text:style-name="P6"><text:s text:c="11"/>= T(n-p,n-p) +p*1 <text:s text:c="4"/>for P =n-1 </text:p>
      <text:p text:style-name="P6"><text:s text:c="11"/>=T(1,1)+ (n-1)*1</text:p>
      <text:p text:style-name="P6"><text:s text:c="11"/>= 1+n-1 = O(n) </text:p>
      <text:p text:style-name="P6">Time complexity for combine function :</text:p>
      <text:p text:style-name="P6">T(k) =T(k-1)+O(2n)</text:p>
      <text:p text:style-name="P6"><text:s text:c="9"/>= T(k-2) +O(3n) + O(2n)</text:p>
      <text:p text:style-name="P6"><text:s text:c="9"/>=T(k-3)+ O(4n) + O(3n) +O(2n)</text:p>
      <text:p text:style-name="P6"><text:s text:c="9"/>.</text:p>
      <text:p text:style-name="P6"><text:s text:c="9"/>.</text:p>
      <text:p text:style-name="P6"><text:s text:c="9"/>=T(k-p) + <text:s/>O((p+1)*n)+O(p*n)+O((p-1)*n) …+O(2n) <text:s text:c="3"/>for p=k-1</text:p>
      <text:p text:style-name="P6"><text:s text:c="9"/>=T(1) + O(kn)+O((k-1)*n)+O((k-2)*)….. +O(2n)</text:p>
      <text:p text:style-name="P6"><text:s text:c="10"/>= O(kn)</text:p>
      <text:p text:style-name="P6"/>
      <text:p text:style-name="P6"/>
      <text:p text:style-name="P6"/>
      <text:p text:style-name="P6"><text:soft-page-break/>Part 4)</text:p>
      <text:p text:style-name="P6">Code :</text:p>
      <text:p text:style-name="P6"/>
      <text:p text:style-name="P7"><text:span text:style-name="T1">def </text:span><text:span text:style-name="T2">inviteList </text:span>(graph) :</text:p>
      <text:p text:style-name="P7"><text:s text:c="4"/>graph =graph.copy()</text:p>
      <text:p text:style-name="P7"><text:s text:c="4"/>people =<text:span text:style-name="T4">list</text:span>(graph.keys())</text:p>
      <text:p text:style-name="P7"><text:s text:c="4"/>size =<text:span text:style-name="T4">len</text:span>(graph.keys())</text:p>
      <text:p text:style-name="P7"><text:s text:c="4"/><text:span text:style-name="T1">for </text:span>i <text:span text:style-name="T1">in </text:span>people :</text:p>
      <text:p text:style-name="P7"><text:s text:c="8"/><text:span text:style-name="T1">if </text:span><text:span text:style-name="T4">len</text:span>(graph[i]) &lt;<text:span text:style-name="T3">5 </text:span><text:span text:style-name="T1">or </text:span>size-<text:span text:style-name="T3">5 </text:span>&lt; <text:span text:style-name="T4">len</text:span>(graph[i]) :</text:p>
      <text:p text:style-name="P7"><text:s text:c="12"/>graph.pop(i)</text:p>
      <text:p text:style-name="P7"><text:s text:c="12"/><text:span text:style-name="T1">for </text:span>j <text:span text:style-name="T1">in </text:span>graph.keys() :</text:p>
      <text:p text:style-name="P7"><text:s text:c="16"/><text:span text:style-name="T1">if </text:span>i <text:span text:style-name="T1">in </text:span>graph[j]:</text:p>
      <text:p text:style-name="P7"><text:s text:c="20"/>graph[j].remove(i)</text:p>
      <text:p text:style-name="P7"><text:s text:c="4"/><text:span text:style-name="T1">return </text:span><text:span text:style-name="T4">list </text:span>(graph.keys())</text:p>
      <text:p text:style-name="P7"/>
      <text:p text:style-name="P14">inviteList takes a graph that shows the people and their connection. If a person knows someone then they are connected each other in the graph in both direction. For invite list we have to choose people that have at least 5 connection which means <text:span text:style-name="T10">knows </text:span>at leas<text:span text:style-name="T10">t</text:span> 5 people and at most total people -5 <text:span text:style-name="T9">(size-5)</text:span> connection which means that person does not know at least 5 people <text:span text:style-name="T10">that are invited</text:span>. <text:span text:style-name="T9">Size variable in inviteList function is the total number of people and len(graph[i]) will give us the number of people that i. person knows. </text:span></text:p>
      <text:p text:style-name="P22"><text:s/>We will remove the person that have connection smaller than 5 <text:s/>or bigger than size-5. So that remaining people in the graph can be invited to the party. After removing a person from graph, we are removing that person from other people’s list too. So after removing, we have to check other members of the graph. </text:p>
      <text:p text:style-name="P23"><text:s/></text:p>
      <text:p text:style-name="P23">Time complexity for this algorithm :</text:p>
      <text:p text:style-name="P15"><text:s/>For n input we have to check each one which is O(n) but if there is a person <text:span text:style-name="T11">that </text:span>we have to remove, we have to revisit <text:span text:style-name="T11">all graph element to remove that item which increases the time complexity to O(n^2)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Part 5)</text:p>
      <text:p text:style-name="P16">Code :</text:p>
      <text:p text:style-name="P2"><text:span text:style-name="T1">def </text:span><text:span text:style-name="T2">isConnected </text:span>(graph<text:span text:style-name="T1">,</text:span>x<text:span text:style-name="T1">,</text:span>y) :</text:p>
      <text:p text:style-name="P2"><text:s text:c="4"/>queue = deque()</text:p>
      <text:p text:style-name="P2"><text:s text:c="4"/>visited = [<text:span text:style-name="T1">False</text:span>] * (<text:span text:style-name="T4">len</text:span>(graph) + <text:span text:style-name="T3">1</text:span>)</text:p>
      <text:p text:style-name="P2"><text:s text:c="4"/>queue.append(x)</text:p>
      <text:p text:style-name="P2"><text:s text:c="4"/>visited[x] = <text:span text:style-name="T1">True</text:span></text:p>
      <text:p text:style-name="P2"><text:span text:style-name="T1"><text:s text:c="4"/>while </text:span>(<text:span text:style-name="T3">0 </text:span>&lt;<text:span text:style-name="T4">len</text:span>(queue)):</text:p>
      <text:p text:style-name="P2"><text:s text:c="8"/>vertex = queue.popleft()</text:p>
      <text:p text:style-name="P2"><text:s text:c="8"/><text:span text:style-name="T1">for </text:span>s <text:span text:style-name="T1">in </text:span>graph[vertex]:</text:p>
      <text:p text:style-name="P2"><text:s text:c="12"/><text:span text:style-name="T1">if </text:span>y == s :</text:p>
      <text:p text:style-name="P2"><text:s text:c="16"/><text:span text:style-name="T1">return True</text:span></text:p>
      <text:p text:style-name="P2"><text:span text:style-name="T1"><text:s text:c="12"/>if </text:span>visited[s] == <text:span text:style-name="T1">False</text:span>:</text:p>
      <text:p text:style-name="P2"><text:s text:c="16"/>queue.append(s)</text:p>
      <text:p text:style-name="P2"><text:s text:c="16"/>visited[s] = <text:span text:style-name="T1">True</text:span></text:p>
      <text:p text:style-name="P2"><text:s text:c="4"/>return False</text:p>
      <text:p text:style-name="P2"><text:span text:style-name="T1">def </text:span><text:span text:style-name="T2">checkConstraints </text:span>(equality<text:span text:style-name="T1">,</text:span>inequality) :</text:p>
      <text:p text:style-name="P2"><text:s text:c="4"/><text:span text:style-name="T1">while </text:span><text:span text:style-name="T3">0 </text:span>&lt;(<text:span text:style-name="T4">len</text:span>(inequality)) :</text:p>
      <text:p text:style-name="P2"><text:s text:c="8"/>list =inequality.pop(<text:span text:style-name="T3">0</text:span>)</text:p>
      <text:p text:style-name="P2"><text:s text:c="8"/>x =list.pop()</text:p>
      <text:p text:style-name="P2"><text:s text:c="8"/>y =list.pop()</text:p>
      <text:p text:style-name="P2"><text:s text:c="8"/><text:span text:style-name="T1">if </text:span>isConnected(equality<text:span text:style-name="T1">,</text:span>x<text:span text:style-name="T1">,</text:span>y) :</text:p>
      <text:p text:style-name="P2"><text:s text:c="12"/>result =[<text:span text:style-name="T1">False</text:span>]</text:p>
      <text:p text:style-name="P2"><text:s text:c="12"/>result.append([y<text:span text:style-name="T1">,</text:span>x])</text:p>
      <text:p text:style-name="P2"><text:s text:c="12"/><text:span text:style-name="T1">return </text:span>result</text:p>
      <text:p text:style-name="P2"><text:s text:c="4"/>result =[<text:span text:style-name="T1">True</text:span>]</text:p>
      <text:p text:style-name="P2"><text:s text:c="4"/><text:span text:style-name="T1">return </text:span>result</text:p>
      <text:p text:style-name="P16"/>
      <text:p text:style-name="P16">Equality relationship is represented in a graph like that. If there is an equality <text:span text:style-name="T12">like </text:span>that X1 = X2 then they should be connected in the graph but if <text:span text:style-name="T12">there is an inequality like that</text:span> X3 != X4 then they should not be connected in the graph. <text:span text:style-name="T12">Inequality relationship is represented as a list like (X3,X4). CheckConstraints function takes an equality graph and inequality list. Constraints are satisfied if there is no connection between the inequality relationship. Function takes an inequality constraint and check if its member is connected in the equality graph. If they are connected then this constraint is not satisfied and function return false. If Every inequality list is satisfied then constraints is satisfied and function return true. </text:span></text:p>
      <text:p text:style-name="P17"><text:s/><text:span text:style-name="T13">IsConnected function takes a graph and 2 member and checks if they are connected or not. Function uses the breadth-first search algorithm technique. It looks every vertex around the root vertex if it can not find there then move the another vertex. </text:span></text:p>
      <text:p text:style-name="P17"/>
      <text:p text:style-name="P24">Time complexity for isConnected : </text:p>
      <text:p text:style-name="P24"><text:s/>isConnected function uses the breadth-first search algorithm. For N vertex and M edges which represents equality relationships. If there is a connection between x any y then function returns but in the worst case function have to visit all nodes, which is O(N+M) <text:s/>time.</text:p>
      <text:p text:style-name="P17"/>
      <text:p text:style-name="P24">Time complexity for checkConstraints :</text:p>
      <text:p text:style-name="P25"><text:s/>checkConstraints function have to look every member of inequality list to check that if constraints are satisfied or not. <text:s/>If one constraint does not hold then function returns. But for P inequality relationship, N is equality graph vertex and M is equality relationship (edges) then <text:s/>function will run at most O(P*(N+M)) time</text:p>
      <text:p text:style-name="P16"/>
      <text:p text:style-name="P13"/>
      <text:p text:style-name="P13"/>
      <text:p text:style-name="P13"/>
      <text:p text:style-name="P13"/>
      <text:p text:style-name="P6"><text:s text:c="5"/></text:p>
      <text:p text:style-name="P6"><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063in" fo:margin-bottom="0.3492in" fo:margin-left="0.4165in" fo:margin-right="0.351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11:43:27.071529444</meta:creation-date>
    <dc:date>2018-12-30T12:18:52.529061717</dc:date>
    <meta:editing-duration>PT12M52S</meta:editing-duration>
    <meta:editing-cycles>5</meta:editing-cycles>
    <meta:generator>LibreOffice/6.0.6.2$Linux_X86_64 LibreOffice_project/00m0$Build-2</meta:generator>
    <meta:document-statistic meta:table-count="0" meta:image-count="0" meta:object-count="3" meta:page-count="4" meta:paragraph-count="130" meta:word-count="1113" meta:character-count="7602" meta:non-whitespace-character-count="5823"/>
  </office:meta>
</office:document-meta>
</file>

<file path=Object 1/content.xml><?xml version="1.0" encoding="utf-8"?>
<math xmlns="http://www.w3.org/1998/Math/MathML" display="block">
  <semantics>
    <mrow>
      <mrow>
        <munderover>
          <mo stretchy="false">∑</mo>
          <mrow>
            <mi>i</mi>
            <mo stretchy="false">=</mo>
            <mn>0</mn>
          </mrow>
          <mi>n</mi>
        </munderover>
        <mrow>
          <munderover>
            <mo stretchy="false">∑</mo>
            <mrow>
              <mi>j</mi>
              <mo stretchy="false">=</mo>
              <mn>0</mn>
            </mrow>
            <mrow>
              <mi>i</mi>
              <mo stretchy="false">−</mo>
              <mn>1</mn>
            </mrow>
          </munderover>
          <mn>1</mn>
        </mrow>
      </mrow>
      <mrow>
        <mtext> </mtext>
        <mo stretchy="false">=</mo>
        <mtext> </mtext>
      </mrow>
      <mrow>
        <munderover>
          <mo stretchy="false">∑</mo>
          <mrow>
            <mi>i</mi>
            <mo stretchy="false">=</mo>
            <mn>0</mn>
          </mrow>
          <mi>n</mi>
        </munderover>
        <mrow>
          <mo fence="true" stretchy="false">(</mo>
          <mrow>
            <mrow>
              <mi>i</mi>
              <mo stretchy="false">−</mo>
              <mn>1</mn>
            </mrow>
          </mrow>
          <mo fence="true" stretchy="false">)</mo>
        </mrow>
      </mrow>
      <mrow>
        <mtext> </mtext>
        <mo stretchy="false">=</mo>
        <mtext> </mtext>
      </mrow>
      <mfrac>
        <mrow>
          <mi>n</mi>
          <mo stretchy="false">∗</mo>
          <mrow>
            <mo fence="true" stretchy="false">(</mo>
            <mrow>
              <mrow>
                <mi>n</mi>
                <mo stretchy="false">−</mo>
                <mn>1</mn>
              </mrow>
            </mrow>
            <mo fence="true" stretchy="false">)</mo>
          </mrow>
        </mrow>
        <mn>2</mn>
      </mfrac>
      <mrow>
        <mtext> </mtext>
        <mo stretchy="false">=</mo>
        <mtext> </mtext>
      </mrow>
      <mi>O</mi>
      <mrow>
        <mo fence="true" stretchy="false">(</mo>
        <mrow>
          <msup>
            <mi>n</mi>
            <mn>2</mn>
          </msup>
        </mrow>
        <mo fence="true" stretchy="false">)</mo>
      </mrow>
    </mrow>
    <annotation encoding="StarMath 5.0">sum from{i =0} to n sum from{j =0} to{i-1} 1 " "= " "  sum from{i =0} to n (i-1) " " =" " {n*( n-1)} over {2}  " "=" " O( n^{2} )</annotation>
  </semantics>
</math>
</file>

<file path=Object 2/content.xml><?xml version="1.0" encoding="utf-8"?>
<math xmlns="http://www.w3.org/1998/Math/MathML" display="block">
  <semantics>
    <mrow>
      <mrow>
        <munderover>
          <mo stretchy="false">∑</mo>
          <mrow>
            <mi>i</mi>
            <mo stretchy="false">=</mo>
            <mn>0</mn>
          </mrow>
          <mi>n</mi>
        </munderover>
        <mrow>
          <munderover>
            <mo stretchy="false">∑</mo>
            <mrow>
              <mi>j</mi>
              <mo stretchy="false">=</mo>
              <mn>0</mn>
            </mrow>
            <mrow>
              <mi>i</mi>
              <mo stretchy="false">−</mo>
              <mn>1</mn>
            </mrow>
          </munderover>
          <mn>1</mn>
        </mrow>
      </mrow>
      <mrow>
        <mtext> </mtext>
        <mo stretchy="false">=</mo>
        <mtext> </mtext>
      </mrow>
      <mrow>
        <munderover>
          <mo stretchy="false">∑</mo>
          <mrow>
            <mi>i</mi>
            <mo stretchy="false">=</mo>
            <mn>0</mn>
          </mrow>
          <mi>n</mi>
        </munderover>
        <mrow>
          <mo fence="true" stretchy="false">(</mo>
          <mrow>
            <mrow>
              <mi>i</mi>
              <mo stretchy="false">−</mo>
              <mn>1</mn>
            </mrow>
          </mrow>
          <mo fence="true" stretchy="false">)</mo>
        </mrow>
      </mrow>
      <mrow>
        <mtext> </mtext>
        <mo stretchy="false">=</mo>
        <mtext> </mtext>
      </mrow>
      <mfrac>
        <mrow>
          <mi>n</mi>
          <mo stretchy="false">∗</mo>
          <mrow>
            <mo fence="true" stretchy="false">(</mo>
            <mrow>
              <mrow>
                <mi>n</mi>
                <mo stretchy="false">−</mo>
                <mn>1</mn>
              </mrow>
            </mrow>
            <mo fence="true" stretchy="false">)</mo>
          </mrow>
        </mrow>
        <mn>2</mn>
      </mfrac>
      <mrow>
        <mtext> </mtext>
        <mo stretchy="false">=</mo>
        <mtext> </mtext>
      </mrow>
      <mi>O</mi>
      <mrow>
        <mo fence="true" stretchy="false">(</mo>
        <mrow>
          <msup>
            <mi>n</mi>
            <mn>2</mn>
          </msup>
        </mrow>
        <mo fence="true" stretchy="false">)</mo>
      </mrow>
    </mrow>
    <annotation encoding="StarMath 5.0">sum from{i =0} to n sum from{j =0} to{i-1} 1 " "= " "  sum from{i =0} to n (i-1) " " =" " {n*( n-1)} over {2}  " "=" " O( n^{2} )</annotation>
  </semantics>
</math>
</file>

<file path=Object 3/content.xml><?xml version="1.0" encoding="utf-8"?>
<math xmlns="http://www.w3.org/1998/Math/MathML" display="block">
  <semantics>
    <mrow>
      <mtext>OptPenalty(n) = </mtext>
      <munder>
        <mi mathvariant="italic">min</mi>
        <mrow>
          <mn>0</mn>
          <mo stretchy="false">&lt;</mo>
          <mi>i</mi>
          <mo stretchy="false">&lt;</mo>
          <mrow>
            <mo fence="true" stretchy="false">(</mo>
            <mrow>
              <mrow>
                <mi>n</mi>
                <mo stretchy="false">−</mo>
                <mn>1</mn>
              </mrow>
            </mrow>
            <mo fence="true" stretchy="false">)</mo>
          </mrow>
        </mrow>
      </munder>
      <mtext>{</mtext>
      <mi mathvariant="italic">OptPenalty</mi>
      <mrow>
        <mrow>
          <mo fence="true" stretchy="false">(</mo>
          <mrow>
            <mi>i</mi>
          </mrow>
          <mo fence="true" stretchy="false">)</mo>
        </mrow>
        <mo stretchy="false">+</mo>
        <msup>
          <mrow>
            <mo fence="true" stretchy="false">(</mo>
            <mrow>
              <mrow>
                <mn>200</mn>
                <mo stretchy="false">−</mo>
                <mrow>
                  <mo fence="true" stretchy="false">(</mo>
                  <mrow>
                    <mrow>
                      <mi mathvariant="italic">hotelDistance</mi>
                      <mrow>
                        <mrow>
                          <mo fence="true" stretchy="false">[</mo>
                          <mrow>
                            <mi>n</mi>
                          </mrow>
                          <mo fence="true" stretchy="false">]</mo>
                        </mrow>
                        <mo stretchy="false">−</mo>
                        <mi mathvariant="italic">hotelDistance</mi>
                      </mrow>
                      <mrow>
                        <mo fence="true" stretchy="false">[</mo>
                        <mrow>
                          <mi>i</mi>
                        </mrow>
                        <mo fence="true" stretchy="false">]</mo>
                      </mrow>
                    </mrow>
                  </mrow>
                  <mo fence="true" stretchy="false">)</mo>
                </mrow>
              </mrow>
            </mrow>
            <mo fence="true" stretchy="false">)</mo>
          </mrow>
          <mn>2</mn>
        </msup>
      </mrow>
      <mtext>}</mtext>
    </mrow>
    <annotation encoding="StarMath 5.0">"OptPenalty(n) = " min csub{0&lt;i&lt;(n-1)} "{" OptPenalty(i)+(200-(hotelDistance[n]-hotelDistance[i]))^2"}" </annotation>
  </semantics>
</math>
</file>